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1"/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tracked-changes>
        <text:changed-region text:id="ct55574816">
          <text:insertion>
            <office:change-info>
              <dc:creator>Unknown Author</dc:creator>
              <dc:date>2009-02-20T00:37:00</dc:date>
            </office:change-info>
          </text:insertion>
        </text:changed-region>
        <text:changed-region text:id="ct55275808">
          <text:deletion>
            <office:change-info>
              <dc:creator>Unknown Author</dc:creator>
              <dc:date>2009-02-20T00:39:00</dc:date>
            </office:change-info>
            <text:p text:style-name="Standard"><text:span text:style-name="T1">per neuron,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Text5"/>U<text:bookmark-end text:name="Text5"/>sing a Distributed Liquid State Machine Simulator to Explore Bursting Behavior in e<text:span text:style-name="T1">x Vivo</text:span> Cortical Cultures</text:p>
      <text:p text:style-name="P1">Allan Ortiz, Senior, Computing and Software Systems</text:p>
      <text:p text:style-name="Standard"><text:bookmark-start text:name="Text7"/><text:span text:style-name="T2">C</text:span><text:bookmark-end text:name="Text7"/><text:span text:style-name="T2">ory Mayberry, Senior, Computing and Software Systems</text:span></text:p>
      <text:p text:style-name="Standard"><text:span text:style-name="T2">Mentor: </text:span><text:bookmark-start text:name="Text8"/><text:span text:style-name="T2">M</text:span><text:bookmark-end text:name="Text8"/><text:span text:style-name="T2">ichael Stiber, Computing and Software Systems</text:span></text:p>
      <text:p text:style-name="P1"/>
      <text:p text:style-name="Standard"/>
      <text:list xml:id="list239336382" text:style-name="L1">
        <text:list-header>
          <text:p text:style-name="P4"><text:bookmark-start text:name="Text4"/><text:bookmark-end text:name="Text4"/>Cultures of dissociated cortical cells grown on multi-electrode arrays are a tool used by computational-neuroscience researchers to investigate the computational behavior of cortical cells. <text:s/>Experiments using cortical cultures are often complicated by entire-culture bursting activity that is not present in <text:span text:style-name="T1">vivo. <text:s/>Having a better understanding of this activity could allow researchers to better design and understand their experiments. <text:s/>To explore this phenomena, we developed a simulator using the “liquid state machine”</text:span><text:change-start text:change-id="ct55574816"/><text:span text:style-name="T1"> (LSM)</text:span><text:change-end text:change-id="ct55574816"/><text:span text:style-name="T1"> and leaky-integrate-and-fire (LIF) neuron models. <text:s/>Our model incorporates neurons with synapses whose facilitation and depression are dependent on their activity. <text:s/>Connectivity is dynamically modeled, </text:span><text:change text:change-id="ct55275808"/><text:span text:style-name="T1">with each neuron attempting to reach a state of equilibrium between input strength and connectivity radius. <text:s/>Previous attempts at exploring bursting behavior have run into a serious computational complexity barrier. <text:s/>In such attempts, using a 10x10 grid of neurons (100 neurons), results were primarily confounded by both the large percentage (36%) of neurons lying along the edge of the grid and the almost complete level of connectivity between all of the neurons in the grid. <text:s/>Our solution is to increase the size of the simulation to 100x100 (10,000 neurons). <text:s/>Projecting from previous research, such an increase will come at a projected cost of at least 80 days worth of computer time per simulation. <text:s/>Further complicating the project is the need to run numerous simulations in a search of our model's multidimensional parameter space for the parameters that produce spiking patterns most closely replicating real cortical culture experimental data. <text:s/>Our solution is to custom build and optimize a simulator, specifically with the goal of replicating experimental data and distribute it across our scientific computing grid. <text:s/>If we are successful, we will be able to investigate the cause of bursting activity and conduct further experiments with simulated cortical cultures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LGC Sans1" style:font-size-asian="12pt" style:language-asian="zxx" style:country-asian="none" style:font-name-complex="DejaVu LGC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DejaVu LGC Sans" fo:font-size="32pt" fo:font-style="normal" fo:text-shadow="none" style:text-underline-style="none" fo:font-weight="normal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.0965in" fo:margin-bottom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0835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LGC Sans" fo:font-size="44pt" fo:font-style="normal" fo:text-shadow="none" style:text-underline-style="none" fo:font-weight="normal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LGC Sans" fo:font-size="32pt" fo:font-style="normal" fo:text-shadow="none" style:text-underline-style="none" fo:font-weight="normal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LGC Sans" fo:font-size="12pt" fo:font-style="normal" fo:text-shadow="none" style:text-underline-style="none" fo:font-weight="normal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LGC Sans" fo:font-size="44pt" fo:font-style="normal" fo:text-shadow="none" style:text-underline-style="none" fo:font-weight="normal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LGC Sans" fo:font-size="12pt" fo:font-style="normal" fo:text-shadow="none" style:text-underline-style="none" fo:font-weight="normal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3752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DejaVu LGC Sans" fo:font-size="32pt" fo:font-style="normal" fo:text-shadow="none" style:text-underline-style="none" fo:font-weight="normal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126in" fo:margin-right="0in" fo:margin-top="0.0965in" fo:margin-bottom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.0835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[Project Title]</dc:title>
    <meta:initial-creator>EXP</meta:initial-creator>
    <meta:creation-date>2006-07-14T16:29:00</meta:creation-date>
    <dc:date>2009-02-20T00:39:25</dc:date>
    <meta:editing-cycles>24</meta:editing-cycles>
    <meta:editing-duration>PT05H46M13S</meta:editing-duration>
    <meta:document-statistic meta:table-count="0" meta:image-count="0" meta:object-count="0" meta:page-count="1" meta:paragraph-count="6" meta:word-count="333" meta:character-count="2288"/>
    <meta:user-defined meta:name="Info 1"/>
    <meta:user-defined meta:name="Info 2"/>
    <meta:user-defined meta:name="Info 3"/>
    <meta:user-defined meta:name="Info 4"/>
  </office:meta>
</office:document-meta>
</file>